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496cm"/>
    </style:style>
    <style:style style:name="co3" style:family="table-column">
      <style:table-column-properties fo:break-before="auto" style:column-width="6.32cm"/>
    </style:style>
    <style:style style:name="co4" style:family="table-column">
      <style:table-column-properties fo:break-before="auto" style:column-width="6.556cm"/>
    </style:style>
    <style:style style:name="co5" style:family="table-column">
      <style:table-column-properties fo:break-before="auto" style:column-width="3.761cm"/>
    </style:style>
    <style:style style:name="co6" style:family="table-column">
      <style:table-column-properties fo:break-before="auto" style:column-width="4.313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SV_Armors" table:style-name="ta1">
        <table:table-column table:style-name="co1" table:number-columns-repeated="2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office:value-type="string">
            <text:p>meleeDodge.reactions</text:p>
          </table:table-cell>
          <table:table-cell office:value-type="string">
            <text:p>damageModifier-none</text:p>
          </table:table-cell>
          <table:table-cell office:value-type="string">
            <text:p>damageModifier-projectile</text:p>
          </table:table-cell>
          <table:table-cell office:value-type="string">
            <text:p>damageModifier-incendiary</text:p>
          </table:table-cell>
          <table:table-cell office:value-type="string">
            <text:p>damageModifier-highex</text:p>
          </table:table-cell>
          <table:table-cell office:value-type="string">
            <text:p>damageModifier-laser</text:p>
          </table:table-cell>
          <table:table-cell office:value-type="string">
            <text:p>damageModifier-plasma</text:p>
          </table:table-cell>
          <table:table-cell office:value-type="string">
            <text:p>damageModifier-stun</text:p>
          </table:table-cell>
          <table:table-cell office:value-type="string">
            <text:p>damageModifier-melee</text:p>
          </table:table-cell>
          <table:table-cell office:value-type="string">
            <text:p>damageModifier-acid</text:p>
          </table:table-cell>
          <table:table-cell office:value-type="string">
            <text:p>damageModifier-smoke</text:p>
          </table:table-cell>
          <table:table-cell office:value-type="string">
            <text:p>damageModifier-psionic</text:p>
          </table:table-cell>
          <table:table-cell office:value-type="string">
            <text:p>damageModifier-poison</text:p>
          </table:table-cell>
          <table:table-cell office:value-type="string">
            <text:p>damageModifier-electric</text:p>
          </table:table-cell>
          <table:table-cell office:value-type="string">
            <text:p>painImmune</text:p>
          </table:table-cell>
          <table:table-cell office:value-type="string">
            <text:p>fearImmune</text:p>
          </table:table-cell>
        </table:table-row>
        <table:table-row table:style-name="ro1">
          <table:table-cell office:value-type="string">
            <text:p>STR_NONE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ERSONAL_ARMOR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REDATOR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REDATOR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BLACK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WHITE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SI_ARMOR_BLUE_UC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6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SKY_STRIKE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SKY_STRIKE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GREMLIN_ARMOR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IMIC_ARMOR</text:p>
          </table:table-cell>
          <table:table-cell table:number-columns-repeated="4" office:value-type="float" office:value="12">
            <text:p>12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RPRISE_M_ARMOR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CTOID_ARMOR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CTOID_ARMO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THIN_MAN_ARMOR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HRYSSALID_ARMOR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ZOMBIE_ARMOR</text:p>
          </table:table-cell>
          <table:table-cell table:number-columns-repeated="4"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4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FLOATER_ARMO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NAKEMAN_ARMOR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5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OUTSIDER_ARMO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UTON_ARMOR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UTON_BERSERKER_ARMOR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YBERDISC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true</text:p>
          </table:table-cell>
        </table:table-row>
        <table:table-row table:style-name="ro1">
          <table:table-cell office:value-type="string">
            <text:p>STR_ANDROMEDON_SUIT_UC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ANDROMEDON_SHELL_SUIT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MUTON_ELITE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THEREAL_ARMOR0</text:p>
          </table:table-cell>
          <table:table-cell table:number-columns-repeated="4" office:value-type="float" office:value="20">
            <text:p>2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THEREAL_ARMOR1</text:p>
          </table:table-cell>
          <table:table-cell table:number-columns-repeated="4"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true</text:p>
          </table:table-cell>
        </table:table-row>
        <table:table-row table:style-name="ro1">
          <table:table-cell office:value-type="string">
            <text:p>STR_DRONE_ARMOR</text:p>
          </table:table-cell>
          <table:table-cell table:number-columns-repeated="4" office:value-type="float" office:value="3">
            <text:p>3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SECTOPOD_ARMOR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4" office:value-type="float" office:value="0.5">
            <text:p>0,5</text:p>
          </table:table-cell>
          <table:table-cell office:value-type="float" office:value="0.6">
            <text:p>0,6</text:p>
          </table:table-cell>
          <table:table-cell table:number-columns-repeated="4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true</text:p>
          </table:table-cell>
        </table:table-row>
      </table:table>
      <table:table table:name="CSV_Units" table:style-name="ta1">
        <table:table-column table:style-name="co1" table:number-columns-repeated="15" table:default-cell-style-name="Default"/>
        <table:table-row table:style-name="ro2"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</table:table-row>
        <table:table-row table:style-name="ro1">
          <table:table-cell office:value-type="string">
            <text:p>STR_SOLDIER_MIMIC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EMALE_SURPRISE_A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GREMLIN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ECTOI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ECTOID_COMMANDER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THIN_M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LOA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CHRYSSALI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NAKEMAN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CYBERDIS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BERSERK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UTON_ELIT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NDROMEDO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NDROMEDON_SHEL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THEREA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TR_ETHEREAL_LEADER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DRO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SECTOPOD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ZOMBI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</table:table>
      <table:table table:name="CSV_Research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points</text:p>
          </table:table-cell>
        </table:table-row>
        <table:table-row table:style-name="ro1">
          <table:table-cell office:value-type="string">
            <text:p>STR_INTRO_ENGINEE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_INTRO_SCIE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_SECTOID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THIN_MAN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THIN_MAN_CORPSE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FLOATER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MUTON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ETHEREAL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XCOM_ARCHIVES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XCOM_ARCHIVES_FOLDER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XCOM_ARCHIVES_FOLDER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XCOM_ARCHIVES_FOLDER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XCOM_ARCHIVES_FOLDER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BASIC_DEPLOYMENT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ADVANCED_DEPLOYMENT1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FULL_DEPLOYMENT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XENO_BIOLOGY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SKULLJACK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_SHARD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R_HYPERWAVE_BEACON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R_ETHEREAL_DEVICE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R_PSI_LAB</text:p>
          </table:table-cell>
          <table:table-cell office:value-type="float" office:value="230">
            <text:p>2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CTIVATE_ETHEREAL_DEVICE</text:p>
          </table:table-cell>
          <table:table-cell office:value-type="float" office:value="420">
            <text:p>4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GRAV_SHIELD</text:p>
          </table:table-cell>
          <table:table-cell office:value-type="float" office:value="330">
            <text:p>3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MOTION_SCANNER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EXPERIMENTAL_ARMOR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INCENDIARY_GRENADE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PERSONAL_MIND_SHIELD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320">
            <text:p>3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SECTOID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FLOATER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NAKEMAN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ETHEREAL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MUTON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CHRYSSALID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CYBERDISC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ECTOPOD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ECTOID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SNAKEMA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ETHEREAL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MUTO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FLOAT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CHRYSSALID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REAP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SECTOPOD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CYBERDISC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DRONE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THIN_MA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BERSERK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MUTON_ELITE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ANDROMEDO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THIN_MAN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BERSERKER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MUTON_ELITE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ANDROMEDON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DRONE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SECTOID_COMMAND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SECTOID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FLOAT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SNAKEMA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ETHEREAL_LEAD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ETHEREAL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MUTO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CHRYSSALID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CYBERDISC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SECTOPOD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THIN_MA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OUTSID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BERSERK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MUTON_ELITE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PREDATOR_ARMOR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WARDEN_ARMOR</text:p>
          </table:table-cell>
          <table:table-cell office:value-type="float" office:value="330">
            <text:p>3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PSI_ARMOR</text:p>
          </table:table-cell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LASER_PISTOL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LASER_RIFLE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LASER_WEAPONS</text:p>
          </table:table-cell>
          <table:table-cell office:value-type="float" office:value="250">
            <text:p>2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LASER_SHOTGUN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office:value-type="float" office:value="330">
            <text:p>3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LASER_CANNON</text:p>
          </table:table-cell>
          <table:table-cell office:value-type="float" office:value="420">
            <text:p>4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HEAVY_PLASMA</text:p>
          </table:table-cell>
          <table:table-cell office:value-type="float" office:value="480">
            <text:p>48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HEAVY_PLASMA_CLIP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TR_PLASMA_RIFLE</text:p>
          </table:table-cell>
          <table:table-cell office:value-type="float" office:value="450">
            <text:p>45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PLASMA_RIFLE_CLIP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TR_PLASMA_PISTOL</text:p>
          </table:table-cell>
          <table:table-cell office:value-type="float" office:value="450">
            <text:p>4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PLASMA_PISTOL_CLIP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PLASMA_WEAPONS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TR_PLASMA_SHOTGUN</text:p>
          </table:table-cell>
          <table:table-cell office:value-type="float" office:value="450">
            <text:p>4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office:value-type="float" office:value="450">
            <text:p>4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office:value-type="float" office:value="450">
            <text:p>4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TR_ELERIUM_115</text:p>
          </table:table-cell>
          <table:table-cell office:value-type="float" office:value="500">
            <text:p>5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TR_UFO_POWER_SOURCE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UFO_NAVIGATION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ALIEN_ALLOYS</text:p>
          </table:table-cell>
          <table:table-cell office:value-type="float" office:value="220">
            <text:p>2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ALIEN_WEAPON_USAGE</text:p>
          </table:table-cell>
          <table:table-cell office:value-type="float" office:value="999">
            <text:p>999</text:p>
          </table:table-cell>
          <table:table-cell office:value-type="float" office:value="10">
            <text:p>10</text:p>
          </table:table-cell>
        </table:table-row>
      </table:table>
      <table:table table:name="CSV_Manufacture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space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string">
            <text:p>STR_XCOM_LASER_PISTOL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XCOM_LASER_RIFLE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LASER_SHOTGU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string">
            <text:p>STR_XCOM_PLASMA_PISTOL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XCOM_PLASMA_PISTOL_CLIP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XCOM_PLASMA_RIFLE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STR_XCOM_PLASMA_RIFLE_CLI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PLASMA_SHOTGUN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STR_PLASMA_SHOTGUN_AMMO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STR_PLASMA_SNIPER_RIFLE_CLI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STR_XCOM_HEAVY_PLASMA_CLI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SCOPE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TR_MEDI_KIT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string">
            <text:p>STR_SKULLJACK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STR_SKELETON_KEY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PSI_AMP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THIN_MAN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ANDROMEDON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CYBERDISC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MUTON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BERSERKER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ETHEREAL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CHRYSSALID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MUTON_ELITE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DRONE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SECTOPOD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EXPERIMENTAL_ARMOR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9000">
            <text:p>9000</text:p>
          </table:table-cell>
        </table:table-row>
      </table:table>
      <table:table table:name="CSV_Items" table:style-name="ta1">
        <office:forms form:automatic-focus="false" form:apply-design-mode="false"/>
        <table:table-column table:style-name="co4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2">
          <table:table-cell office:value-type="string">
            <text:p>type</text:p>
          </table:table-cell>
          <table:table-cell office:value-type="string">
            <text:p>power</text:p>
          </table:table-cell>
          <table:table-cell office:value-type="string">
            <text:p>costBuy</text:p>
          </table:table-cell>
          <table:table-cell office:value-type="string">
            <text:p>costSell</text:p>
          </table:table-cell>
          <table:table-cell office:value-type="string">
            <text:p>tags.CRIT_CHANCE</text:p>
          </table:table-cell>
          <table:table-cell office:value-type="string">
            <text:p>tags.CRIT_DAMAGE</text:p>
          </table:table-cell>
          <table:table-cell office:value-type="string">
            <text:p>tags.RUPTURE_DAMAGE</text:p>
          </table:table-cell>
          <table:table-cell office:value-type="string">
            <text:p>tags.SHREDDER_DAMAGE</text:p>
          </table:table-cell>
          <table:table-cell office:value-type="string">
            <text:p>damageAlter.ToArmor</text:p>
          </table:table-cell>
          <table:table-cell office:value-type="string">
            <text:p>damageAlter.ToArmorPre</text:p>
          </table:table-cell>
          <table:table-cell office:value-type="string">
            <text:p>damageAlter.ArmorEffectiveness</text:p>
          </table:table-cell>
        </table:table-row>
        <table:table-row table:style-name="ro1">
          <table:table-cell office:value-type="string">
            <text:p>STR_ALIEN_ALLOYS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7"/>
        </table:table-row>
        <table:table-row table:style-name="ro1">
          <table:table-cell office:value-type="string">
            <text:p>STR_ELERIUM_115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UFO_NAVIGATION</text:p>
          </table:table-cell>
          <table:table-cell table:number-columns-repeated="2"/>
          <table:table-cell office:value-type="float" office:value="1350">
            <text:p>1350</text:p>
          </table:table-cell>
          <table:table-cell table:number-columns-repeated="7"/>
        </table:table-row>
        <table:table-row table:style-name="ro1">
          <table:table-cell office:value-type="string">
            <text:p>STR_UFO_POWER_SOURCE</text:p>
          </table:table-cell>
          <table:table-cell table:number-columns-repeated="2"/>
          <table:table-cell office:value-type="float" office:value="2200">
            <text:p>22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STUN_RO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SWORD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ISTOL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PISTOL_CLIP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RIFLE</text:p>
          </table:table-cell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RIFLE_CLIP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SHOTGUN</text:p>
          </table:table-cell>
          <table:table-cell/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STR_SHOTGUN_AMMO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SNIPER_RIFLE</text:p>
          </table:table-cell>
          <table:table-cell/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CANNON</text:p>
          </table:table-cell>
          <table:table-cell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LASER_PISTOL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LASER_RIFLE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LAS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LASER_SWORD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XCOM_LASER_PISTOL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LASER_RIF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LASER_SHOTGUN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HEAVY_LASER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60">
            <text:p>6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PLASMA_PISTOL_CLIP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PLASMA_RIF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PLASMA_RIFLE_CLIP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PLASMA_CLIP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XCOM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XCOM_PLASMA_PISTOL_CLIP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PLASMA_RIFL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XCOM_PLASMA_RIFLE_CLIP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PLASMA_SHOTGU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LASMA_SHOTGUN_AMMO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PLASMA_SNIPER_RIFLE_CLIP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STR_XCOM_HEAVY_PLASMA_CLIP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0.1">
            <text:p>0,1</text:p>
          </table:table-cell>
          <table:table-cell office:value-type="float" office:value="0.33">
            <text:p>0,3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MEDI_KIT</text:p>
          </table:table-cell>
          <table:table-cell/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NANO_MEDI_KIT</text:p>
          </table:table-cell>
          <table:table-cell/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table:number-columns-repeated="7"/>
        </table:table-row>
        <table:table-row table:style-name="ro1">
          <table:table-cell office:value-type="string">
            <text:p>STR_GAS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GRENADE</text:p>
          </table:table-cell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/>
        </table:table-row>
        <table:table-row table:style-name="ro1">
          <table:table-cell office:value-type="string">
            <text:p>STR_ELECTRO_FLARE</text:p>
          </table:table-cell>
          <table:table-cell/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40">
            <text:p>40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office:value-type="string">
            <text:p>STR_ACID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MP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/>
        </table:table-row>
        <table:table-row table:style-name="ro1">
          <table:table-cell office:value-type="string">
            <text:p>STR_HAZMAT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HELLWEAVE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STASIS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PLATED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NANOSCALE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SCOPE</text:p>
          </table:table-cell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string">
            <text:p>STR_PSI_AMP</text:p>
          </table:table-cell>
          <table:table-cell office:value-type="float" office:value="100">
            <text:p>100</text:p>
          </table:table-cell>
          <table:table-cell office:value-type="float" office:value="3500">
            <text:p>3500</text:p>
          </table:table-cell>
          <table:table-cell office:value-type="float" office:value="1980">
            <text:p>198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IND_PROBE</text:p>
          </table:table-cell>
          <table:table-cell/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STR_MOTION_SCANNER</text:p>
          </table:table-cell>
          <table:table-cell/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7"/>
        </table:table-row>
        <table:table-row table:style-name="ro1">
          <table:table-cell office:value-type="string">
            <text:p>STR_PERSONAL_MIND_SHIELD</text:p>
          </table:table-cell>
          <table:table-cell/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office:value-type="string">
            <text:p>STR_MIMIC_BEACON</text:p>
          </table:table-cell>
          <table:table-cell/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table:number-columns-repeated="7"/>
        </table:table-row>
        <table:table-row table:style-name="ro1">
          <table:table-cell office:value-type="string">
            <text:p>STR_SMOKE_GRENADE</text:p>
          </table:table-cell>
          <table:table-cell/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number-columns-repeated="7"/>
        </table:table-row>
        <table:table-row table:style-name="ro1">
          <table:table-cell office:value-type="string">
            <text:p>STR_BLUESCREEN_ROUNDS</text:p>
          </table:table-cell>
          <table:table-cell/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PERSONAL_ARMOR</text:p>
          </table:table-cell>
          <table:table-cell/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STR_PREDATOR_ARMOR</text:p>
          </table:table-cell>
          <table:table-cell/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  <table:table-cell table:number-columns-repeated="7"/>
        </table:table-row>
        <table:table-row table:style-name="ro1">
          <table:table-cell office:value-type="string">
            <text:p>STR_SKY_STRIKE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office:value-type="string">
            <text:p>STR_WARDEN_ARMOR</text:p>
          </table:table-cell>
          <table:table-cell/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  <table:table-cell table:number-columns-repeated="7"/>
        </table:table-row>
        <table:table-row table:style-name="ro1">
          <table:table-cell office:value-type="string">
            <text:p>STR_PSI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CANNON</text:p>
          </table:table-cell>
          <table:table-cell/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STR_CANNON_ROUNDS_X50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STR_STINGRAY_LAUNCHER</text:p>
          </table:table-cell>
          <table:table-cell/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1">
          <table:table-cell office:value-type="string">
            <text:p>STR_STINGRAY_MISSILES</text:p>
          </table:table-cell>
          <table:table-cell/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STR_AVALANCHE_LAUNCHER</text:p>
          </table:table-cell>
          <table:table-cell/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string">
            <text:p>STR_AVALANCHE_MISSILES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STR_LASER_CANNO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FUSION_BALL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FUSION_BALL_LAUNCH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PLASMA_BEAM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GREMLIN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  <table:table-cell table:number-columns-repeated="6"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GREMLIN_CORPSE</text:p>
          </table:table-cell>
          <table:table-cell table:number-columns-repeated="10"/>
        </table:table-row>
        <table:table-row table:style-name="ro1">
          <table:table-cell office:value-type="string">
            <text:p>STR_SECTOID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STR_THIN_MA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THIN_MAN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STR_MUTON_BERSERK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MUTON_BERSERKER_CORPSE</text:p>
          </table:table-cell>
          <table:table-cell table:number-columns-repeated="2"/>
          <table:table-cell office:value-type="float" office:value="350">
            <text:p>350</text:p>
          </table:table-cell>
          <table:table-cell table:number-columns-repeated="7"/>
        </table:table-row>
        <table:table-row table:style-name="ro1">
          <table:table-cell office:value-type="string">
            <text:p>STR_MUTON_ELIT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MUTON_ELIT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ANDROMEDON_CORPSE</text:p>
          </table:table-cell>
          <table:table-cell table:number-columns-repeated="2"/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STR_DRON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OUTSID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OUTSIDER_CORPSE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SKULLJACK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THEREAL_DEVIC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HYPERWAVE_BEACON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OUTSIDER_SHAR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SKELETON_KEY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XCOM_ARCHIVES_FOLDER1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4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0">20.03.2020</text:date>, <text:time>18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8:02:59.086932</meta:creation-date>
    <dc:date>2020-03-20T18:46:37</dc:date>
    <meta:generator>OpenOffice/4.1.1$Unix OpenOffice.org_project/411m6$Build-9775</meta:generator>
    <meta:editing-cycles>7</meta:editing-cycles>
    <dc:creator>Felix Ruzzoli</dc:creator>
    <meta:editing-duration>PT43M17S</meta:editing-duration>
    <meta:document-statistic meta:table-count="5" meta:cell-count="1798" meta:object-count="0"/>
  </office:meta>
</office:document-meta>
</file>